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02cm" svg:stroke-color="#ff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id="id1" draw:layer="layout" svg:width="5.182cm" svg:height="5.182cm" svg:x="12.36cm" svg:y="2.469cm">
          <text:p text:style-name="P1">Node A</text:p>
        </draw:circle>
        <draw:circle draw:style-name="gr1" draw:text-style-name="P1" draw:id="id2" draw:layer="layout" svg:width="5.182cm" svg:height="5.182cm" svg:x="4.035cm" svg:y="10.447cm">
          <text:p text:style-name="P1">Node B</text:p>
        </draw:circle>
        <draw:circle draw:style-name="gr1" draw:text-style-name="P1" draw:id="id3" draw:layer="layout" svg:width="5.182cm" svg:height="5.182cm" svg:x="22.035cm" svg:y="10.447cm">
          <text:p text:style-name="P1">Node C</text:p>
        </draw:circle>
        <draw:connector draw:style-name="gr2" draw:text-style-name="P1" draw:layer="layout" draw:type="curve" svg:x1="12.36cm" svg:y1="5.06cm" svg:x2="6.626cm" svg:y2="10.447cm" draw:start-shape="id1" draw:start-glue-point="3" draw:end-shape="id2" draw:end-glue-point="0" svg:d="m12360 5060c-3823 0-5734 1795-5734 5387">
          <text:p/>
        </draw:connector>
        <draw:connector draw:style-name="gr2" draw:text-style-name="P1" draw:layer="layout" draw:type="curve" svg:x1="17.542cm" svg:y1="5.06cm" svg:x2="24.626cm" svg:y2="10.447cm" draw:start-shape="id1" draw:start-glue-point="1" draw:end-shape="id3" draw:end-glue-point="0" svg:d="m17542 5060c4723 0 7084 1795 7084 5387">
          <text:p/>
        </draw:connector>
        <draw:circle draw:style-name="gr1" draw:text-style-name="P1" draw:layer="layout" svg:width="1.577cm" svg:height="1.577cm" svg:x="1.936cm" svg:y="16.729cm">
          <text:p/>
        </draw:circle>
        <draw:frame draw:style-name="gr3" draw:layer="layout" svg:width="6.916cm" svg:height="0.962cm" svg:x="3.874cm" svg:y="17.055cm">
          <draw:text-box>
            <text:p>POP-C++ Virtual Node</text:p>
          </draw:text-box>
        </draw:frame>
        <draw:line draw:style-name="gr2" draw:text-style-name="P1" draw:layer="layout" svg:x1="2.087cm" svg:y1="19.199cm" svg:x2="3.409cm" svg:y2="19.199cm">
          <text:p/>
        </draw:line>
        <draw:frame draw:style-name="gr3" draw:layer="layout" svg:width="5.057cm" svg:height="0.962cm" svg:x="3.874cm" svg:y="18.755cm">
          <draw:text-box>
            <text:p>Confidence Link</text:p>
          </draw:text-box>
        </draw:frame>
      </draw:page>
      <draw:page draw:name="page2" draw:style-name="dp1" draw:master-page-name="Default">
        <draw:circle draw:style-name="gr1" draw:text-style-name="P2" draw:id="id4" draw:layer="layout" svg:width="5.182cm" svg:height="5.182cm" svg:x="12.36cm" svg:y="2.469cm">
          <text:p text:style-name="P2">Node A</text:p>
        </draw:circle>
        <draw:circle draw:style-name="gr1" draw:text-style-name="P2" draw:id="id5" draw:layer="layout" svg:width="5.182cm" svg:height="5.182cm" svg:x="4.035cm" svg:y="10.447cm">
          <text:p text:style-name="P2">Node B</text:p>
        </draw:circle>
        <draw:circle draw:style-name="gr1" draw:text-style-name="P2" draw:id="id6" draw:layer="layout" svg:width="5.182cm" svg:height="5.182cm" svg:x="22.035cm" svg:y="10.447cm">
          <text:p text:style-name="P2">Node C</text:p>
        </draw:circle>
        <draw:connector draw:style-name="gr2" draw:text-style-name="P1" draw:layer="layout" draw:type="curve" svg:x1="12.36cm" svg:y1="5.06cm" svg:x2="6.626cm" svg:y2="10.447cm" draw:start-shape="id4" draw:start-glue-point="3" draw:end-shape="id5" draw:end-glue-point="0" svg:d="m12360 5060c-3823 0-5734 1795-5734 5387">
          <text:p/>
        </draw:connector>
        <draw:connector draw:style-name="gr2" draw:text-style-name="P1" draw:layer="layout" draw:type="curve" svg:x1="9.217cm" svg:y1="13.038cm" svg:x2="22.035cm" svg:y2="13.038cm" draw:start-shape="id5" draw:start-glue-point="1" draw:end-shape="id6" draw:end-glue-point="3" svg:d="m9217 13038h12818">
          <text:p/>
        </draw:connector>
        <draw:circle draw:style-name="gr1" draw:text-style-name="P1" draw:layer="layout" svg:width="1.577cm" svg:height="1.577cm" svg:x="1.936cm" svg:y="16.729cm">
          <text:p/>
        </draw:circle>
        <draw:frame draw:style-name="gr3" draw:text-style-name="P3" draw:layer="layout" svg:width="6.916cm" svg:height="0.962cm" svg:x="3.874cm" svg:y="17.055cm">
          <draw:text-box>
            <text:p text:style-name="P3">POP-C++ Virtual Node</text:p>
          </draw:text-box>
        </draw:frame>
        <draw:line draw:style-name="gr2" draw:text-style-name="P1" draw:layer="layout" svg:x1="2.087cm" svg:y1="19.199cm" svg:x2="3.409cm" svg:y2="19.199cm">
          <text:p/>
        </draw:line>
        <draw:frame draw:style-name="gr3" draw:text-style-name="P3" draw:layer="layout" svg:width="5.057cm" svg:height="0.962cm" svg:x="3.874cm" svg:y="18.755cm">
          <draw:text-box>
            <text:p text:style-name="P3">Confidence Lin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8T13:50:40</meta:creation-date>
    <dc:date>2011-02-02T11:19:40</dc:date>
    <meta:editing-duration>PT00H48M17S</meta:editing-duration>
    <meta:editing-cycles>17</meta:editing-cycles>
    <meta:generator>OpenOffice.org/3.2$Unix OpenOffice.org_project/320m18$Build-9502</meta:generator>
    <meta:document-statistic meta:object-count="18"/>
  </office:meta>
</office:document-meta>
</file>